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6.343cm"/>
    </style:style>
    <style:style style:name="co4" style:family="table-column">
      <style:table-column-properties fo:break-before="auto" style:column-width="8.9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3.196cm" fo:break-before="auto" style:use-optimal-row-height="true"/>
    </style:style>
    <style:style style:name="ro7" style:family="table-row">
      <style:table-row-properties style:row-height="2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79" table:default-cell-style-name="ce2"/>
        <table:table-row table:style-name="ro1">
          <table:table-cell table:style-name="ce1" office:value-type="string" calcext:value-type="string">
            <text:p>Auth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In</text:p>
          </table:table-cell>
          <table:table-cell table:style-name="ce1" office:value-type="string" calcext:value-type="string">
            <text:p>Data Ou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/auth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Username, Passwort</text:p>
          </table:table-cell>
          <table:table-cell office:value-type="string" calcext:value-type="string">
            <text:p>200 → token</text:p>
            <text:p>4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uth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toke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In</text:p>
          </table:table-cell>
          <table:table-cell table:style-name="ce1" office:value-type="string" calcext:value-type="string">
            <text:p>Data Out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Create a new account</text:p>
          </table:table-cell>
          <table:table-cell office:value-type="string" calcext:value-type="string">
            <text:p>Username,</text:p>
            <text:p>Passwort,</text:p>
            <text:p>E-Mail, </text:p>
            <text:p>FirstName, </text:p>
            <text:p>LastName</text:p>
          </table:table-cell>
          <table:table-cell office:value-type="string" calcext:value-type="string">
            <text:p>200 → Username, Messa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Delete account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200 → Username, Messag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GE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Gives Account-Information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-Mail,</text:p>
            <text:p>Username,</text:p>
            <text:p>FirstName,</text:p>
            <text:p>LastName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Updates Student</text:p>
          </table:table-cell>
          <table:table-cell office:value-type="string" calcext:value-type="string">
            <text:p>Token,</text:p>
            <text:p>Field To Be Changed,</text:p>
            <text:p>Value</text:p>
          </table:table-cell>
          <table:table-cell office:value-type="string" calcext:value-type="string">
            <text:p>200 → Message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1" table:number-columns-repeated="4"/>
          <table:table-cell table:number-columns-repeated="16379"/>
        </table:table-row>
        <table:table-row table:style-name="ro1"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In</text:p>
          </table:table-cell>
          <table:table-cell table:style-name="ce1" office:value-type="string" calcext:value-type="string">
            <text:p>Data Out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GET</text:p>
          </table:table-cell>
          <table:table-cell office:value-type="string" calcext:value-type="string">
            <text:p>/location</text:p>
          </table:table-cell>
          <table:table-cell office:value-type="string" calcext:value-type="string">
            <text:p>Gives Location-Information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ame</text:p>
            <text:p>Category</text:p>
            <text:p>Address {Country, Street, City}</text:p>
            <text:p>Description</text:p>
            <text:p>Rating</text:p>
            <text:p>Comments {Username, Rating, Date, Text}</text:p>
            <text:p>Pictures</text:p>
            <text:p>Tags</text:p>
          </table:table-cell>
          <table:table-cell table:number-columns-repeated="16379"/>
        </table:table-row>
        <table:table-row table:style-name="ro7">
          <table:table-cell office:value-type="string" calcext:value-type="string">
            <text:p>POST</text:p>
          </table:table-cell>
          <table:table-cell office:value-type="string" calcext:value-type="string">
            <text:p>/location</text:p>
          </table:table-cell>
          <table:table-cell office:value-type="string" calcext:value-type="string">
            <text:p>Create a new location</text:p>
          </table:table-cell>
          <table:table-cell office:value-type="string" calcext:value-type="string">
            <text:p><text:span text:style-name="T1">Name</text:span></text:p>
            <text:p><text:span text:style-name="T1">Category</text:span></text:p>
            <text:p><text:span text:style-name="T1">Address {Country, Street, City}</text:span></text:p>
            <text:p><text:span text:style-name="T1">Description</text:span></text:p>
            <text:p><text:span text:style-name="T1">Pictures</text:span></text:p>
            <text:p><text:span text:style-name="T1">Tags</text:span></text:p>
          </table:table-cell>
          <table:table-cell office:value-type="string" calcext:value-type="string">
            <text:p>Messa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location</text:p>
          </table:table-cell>
          <table:table-cell office:value-type="string" calcext:value-type="string">
            <text:p>Deletes a location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Message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edit-location</text:p>
          </table:table-cell>
          <table:table-cell office:value-type="string" calcext:value-type="string">
            <text:p>Edit a location</text:p>
          </table:table-cell>
          <table:table-cell office:value-type="string" calcext:value-type="string">
            <text:p><text:span text:style-name="T1">Token,</text:span></text:p>
            <text:p><text:span text:style-name="T1">Field To Be Changed,</text:span></text:p>
            <text:p><text:span text:style-name="T1">Value</text:span></text:p>
          </table:table-cell>
          <table:table-cell office:value-type="string" calcext:value-type="string">
            <text:p>Messag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PUT</text:p>
          </table:table-cell>
          <table:table-cell office:value-type="string" calcext:value-type="string">
            <text:p>/comment-location</text:p>
          </table:table-cell>
          <table:table-cell office:value-type="string" calcext:value-type="string">
            <text:p>Comment and rate</text:p>
          </table:table-cell>
          <table:table-cell office:value-type="string" calcext:value-type="string">
            <text:p>Token</text:p>
            <text:p>Name</text:p>
            <text:p>Comment</text:p>
            <text:p>Rating</text:p>
          </table:table-cell>
          <table:table-cell office:value-type="string" calcext:value-type="string">
            <text:p>Message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.00.0000</text:date>, <text:time style:data-style-name="N2" text:time-value="00:44:53.17669674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09:06:36.469133984</meta:creation-date>
    <dc:date>2025-01-26T02:02:46.371774886</dc:date>
    <meta:editing-duration>PT50M9S</meta:editing-duration>
    <meta:editing-cycles>5</meta:editing-cycles>
    <meta:generator>LibreOffice/24.8.4.2$Linux_X86_64 LibreOffice_project/480$Build-2</meta:generator>
    <meta:document-statistic meta:table-count="1" meta:cell-count="72" meta:object-count="0"/>
  </office:meta>
</office:document-meta>
</file>